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9.721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7.497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9.8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Tools reviewed by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 table:number-columns-spanned="8" table:number-rows-spanned="1">
            <text:p>J. Duchêne, C. Le Guernic, E. Alata, V. Nicomette, and M. Kaâniche, “State of the art of network protocol reverse engineering tools,” Journal of Computer Virology and Hacking Techniques, vol. 14, no. 1, pp. 53–68, Feb. 2018, doi: <text:a xlink:href="https://doi.org/10.1007/s11416-016-0289-8" xlink:type="simple">10.1007/s11416-016-0289-8</text:a>. 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and not already included in tools_based-on-Sija-et-al-2018.od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5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rotocols analyz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etT</text:p>
          </table:table-cell>
          <table:table-cell office:value-type="string" calcext:value-type="string">
            <text:p>Exe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FSM</text:p>
          </table:table-cell>
          <table:table-cell office:value-type="string" calcext:value-type="string">
            <text:p>Other Output</text:p>
          </table:table-cell>
          <table:table-cell office:value-type="string" calcext:value-type="string">
            <text:p>Text-based</text:p>
          </table:table-cell>
          <table:table-cell office:value-type="string" calcext:value-type="string">
            <text:p>Binary-based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Others</text:p>
          </table:table-cell>
        </table:table-row>
        <table:table-row table:style-name="ro4">
          <table:table-cell table:style-name="ce6" office:value-type="string" calcext:value-type="string">
            <text:p>PI Projec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eddoe, M.: Network Protocol Analysis using Bioinformatics Algorithms. (2004). <text:a xlink:href="http://www.4tphi.net/~awalters/PI/pi.pdf" xlink:type="simple">http://www.4tphi.net/~awalters/PI/pi.pdf</text:a></text:p>
            <text:p>Beddoe, M.: Protocol Informatics Project. (2004). http://www.4tphi.net/~awalters/PI/PI.html 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 table:style-name="ce6" office:value-type="string" calcext:value-type="string">
            <text:p>FFE/x8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im, J., Reps, T., Liblit, B.: Extracting output formats from executables. In: 13th Working Conference on Reverse Engineering, 2006. WCRE ’06, pp. 167–178. IEEE, Benevento (2006). doi:10.1109/WCRE.2006.29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5">
          <table:table-cell table:style-name="ce6" office:value-type="string" calcext:value-type="string">
            <text:p>Replay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ui, W., Paxson, V., Weaver, N., Katz, R.H.: Protocol-independent adaptive replay of application dialog. In: Proceedings of the 13th Annual Network and Distributed System Security Symposium (NDSS). Internet Society, San Diego (2006). http://research.microsoft.com/apps/pubs/default.aspx?id=153197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Roset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aballero, J., Song, D.: Rosetta: Extracting Protocol Semantics Using Binary Analysis with Applications to Protocol Replay and NAT Rewriting. Technical Report CMU-CyLab-07-014, Carnegie Mellon University, Pittsburgh (2007)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6">
          <table:table-cell table:style-name="ce6" office:value-type="string" calcext:value-type="string">
            <text:p>ConfigR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ang, R., Wang, X., Zhang, K., Li, Z.: Towards automatic reverse engineering of software security configurations. In: Proceedings of the 15th ACM Conference on Computer and Communications Security, CCS ’08, pp. 245–256. ACM, Limerick (2008). doi:10.1145/1455770.1455802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style-name="ce6" office:value-type="string" calcext:value-type="string">
            <text:p>Fuzzgrin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mpana, G.: Fuzzgrind: an automatic fuzzing tool. In: Hack. lu. Hack. lu, Luxembourg (2009)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REWARD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in, Z., Zhang, X., Xu, D.: Automatic reverse engineering of data structures from binary execution. In: Proceedings of the 17th Annual Network and Distributed System Security Symposium (NDSS). Internet Society, San Diego (2010)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8">
          <table:table-cell table:style-name="ce6" office:value-type="string" calcext:value-type="string">
            <text:p>MA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o, C.Y., Babi D., Shin, E.C.R., Song, D.: Inference and analysis of formal models of botnet command and control protocols. In: Proceedings of the 17th ACM Conference on Computer and Communications Security, CCS ’10, pp. 426–439. ACM, New York, NY (2010). doi:10.1145/1866307.1866355</text:p>
            <text:p>Cho, C.Y., Babi, D., Poosankam, P., Chen, K.Z., Wu, E.X., Song, D.: MACE: model-inference-assisted concolic exploration for protocol and vulnerability discovery. In: Proceedings of the 20th USENIX Conference on Security, SEC’11, p. 19. USENIX Association, Berkeley, CA (2011)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6">
          <table:table-cell table:style-name="ce6" office:value-type="string" calcext:value-type="string">
            <text:p>Howar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lowinska, A., Stancescu, T., Bos, H.: Howard: a dynamic excavator for reverse engineering data structures. In: Proceedings of the 18th Annual Network and Distributed System Security Symposium (NDSS). Internet Society, San Diego (2011)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6">
          <table:table-cell table:style-name="ce6" office:value-type="string" calcext:value-type="string">
            <text:p>PRISM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rueger, T., Gascon, H., Krmer, N., Rieck, K.: Learning stateful models for network honeypots. In: Proceedings of the 5th ACM Workshop on Security and Artificial Intelligence, AISec ’12, pp. 37–48. ACM, New York, NY (2012). doi:10.1145/2381896.2381904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6">
          <table:table-cell table:style-name="ce6" office:value-type="string" calcext:value-type="string">
            <text:p>ARTIS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ballero, J., Grieco, G., Marron, M., Lin, Z., Urbina, D.: ARTISTE: Automatic Generation of Hybrid Data Structure Signatures from Binary Code Executions. Technical Report TR-IMDEA-SW-2012-001, IMDEA Software Institute, Madrid (2012)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style-name="ce6" office:value-type="string" calcext:value-type="string">
            <text:p>AF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Zalewski, M.: American Fuzzy Loop. http://lcamtuf.coredump.cx/afl/technical_details.txt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ARGO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Zeng, J., Lin, Z.: Towards automatic inference of kernel object semantics from binary code. In: 18th International Symposium, RAID 2015, vol. 9404, pp. 538–561. Springer, Kyoto (2015). doi:10.1007/978-3-319-26362-5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3" table:number-rows-repeated="1048556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:Sheet1.L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.00.0000</text:date>, <text:time style:data-style-name="N2" text:time-value="16:27:27.858109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0:26:29.646084304</meta:creation-date>
    <dc:date>2020-11-02T16:56:52.441903645</dc:date>
    <meta:editing-duration>PT37M18S</meta:editing-duration>
    <meta:editing-cycles>19</meta:editing-cycles>
    <meta:generator>LibreOffice/6.4.7.2$Linux_X86_64 LibreOffice_project/40$Build-2</meta:generator>
    <meta:document-statistic meta:table-count="1" meta:cell-count="70" meta:object-count="0"/>
  </office:meta>
</office:document-meta>
</file>